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163cm"/>
    </style:style>
    <style:style style:name="pr5" style:family="presentation" style:parent-style-name="Padrão-subtitle">
      <style:graphic-properties draw:fill-color="#ffffff" fo:min-height="19.8cm"/>
    </style:style>
    <style:style style:name="pr6" style:family="presentation" style:parent-style-name="Padrão-subtitle">
      <style:graphic-properties draw:fill-color="#ffffff" fo:min-height="18.7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4cm" svg:height="19.363cm" svg:x="0.8cm" svg:y="0.837cm" presentation:class="subtitle" presentation:user-transformed="true">
          <draw:text-box>
            <text:p><text:span text:style-name="T1">Deixa Eu Te Usar</text:span></text:p>
            <text:p><text:span text:style-name="T2">Sarah Fa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4" draw:layer="layout" svg:width="26.2cm" svg:height="19.363cm" svg:x="0.8cm" svg:y="0.837cm" presentation:class="subtitle" presentation:user-transformed="true">
          <draw:text-box>
            <text:p text:style-name="P3"><text:span text:style-name="T3">Apesar das feridas, </text:span></text:p>
            <text:p text:style-name="P3"><text:span text:style-name="T3">apesar das decepções</text:span></text:p>
            <text:p text:style-name="P3"><text:span text:style-name="T3">Eu te chamei, Eu te chamei</text:span></text:p>
            <text:p text:style-name="P3"><text:span text:style-name="T3">Apesar do passado,</text:span></text:p>
            <text:p text:style-name="P3"><text:span text:style-name="T3"><text:s/></text:span><text:span text:style-name="T3">apesar das desilusões</text:span></text:p>
            <text:p text:style-name="P3"><text:span text:style-name="T3">Eu te chamei, Eu te cham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4" draw:text-style-name="P4" draw:layer="layout" svg:width="26.2cm" svg:height="19.163cm" svg:x="0.8cm" svg:y="0.837cm" presentation:class="subtitle" presentation:user-transformed="true">
          <draw:text-box>
            <text:p text:style-name="P3"><text:span text:style-name="T3">Deixa Eu te usar para curar</text:span></text:p>
            <text:p text:style-name="P3"><text:span text:style-name="T3">Deixa Eu te usar para salvar</text:span></text:p>
            <text:p text:style-name="P3"><text:span text:style-name="T3">Enquanto Eu te uso</text:span></text:p>
            <text:p text:style-name="P3"><text:span text:style-name="T3">Eu cuido de tudo</text:span></text:p>
            <text:p text:style-name="P3"><text:span text:style-name="T3">que te faz chorar [ 2x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4" draw:layer="layout" svg:width="25.999cm" svg:height="19.8cm" svg:x="1cm" svg:y="0.6cm" presentation:class="subtitle" presentation:user-transformed="true">
          <draw:text-box>
            <text:p text:style-name="P3"><text:span text:style-name="T3">Apesar das feridas,</text:span></text:p>
            <text:p text:style-name="P3"><text:span text:style-name="T3">apesar das decepções</text:span></text:p>
            <text:p text:style-name="P3"><text:span text:style-name="T3">Eu te chamei, Eu te chamei</text:span></text:p>
            <text:p text:style-name="P3"><text:span text:style-name="T3">Apesar do passado,</text:span></text:p>
            <text:p text:style-name="P3"><text:span text:style-name="T3">apesar das desilusões</text:span></text:p>
            <text:p text:style-name="P3"><text:span text:style-name="T3">Eu te chamei, Eu te cham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6" draw:text-style-name="P4" draw:layer="layout" svg:width="26.4cm" svg:height="18.763cm" svg:x="1cm" svg:y="0.837cm" presentation:class="subtitle" presentation:user-transformed="true">
          <draw:text-box>
            <text:p text:style-name="P3"><text:span text:style-name="T3">Deixa Eu te usar para curar</text:span></text:p>
            <text:p text:style-name="P3"><text:span text:style-name="T3">Deixa Eu te usar para salvar</text:span></text:p>
            <text:p text:style-name="P3"><text:span text:style-name="T3">Enquanto Eu te uso</text:span></text:p>
            <text:p text:style-name="P3"><text:span text:style-name="T3">Eu cuido de tudo</text:span></text:p>
            <text:p text:style-name="P3"><text:span text:style-name="T3">que te faz chorar <text:s/>[ 2x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4" draw:text-style-name="P4" draw:layer="layout" svg:width="25.8cm" svg:height="19.163cm" svg:x="1.4cm" svg:y="0.837cm" presentation:class="subtitle" presentation:user-transformed="true">
          <draw:text-box>
            <text:p text:style-name="P3"><text:span text:style-name="T3">Eu não te dei espírito de temor, mas de ousadia</text:span></text:p>
            <text:p text:style-name="P3"><text:span text:style-name="T3">Onde Eu te mandar, tu irás</text:span></text:p>
            <text:p text:style-name="P3"><text:span text:style-name="T3">Onde Eu te colocar, tu brilhará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4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E Eu te encherei</text:span></text:p>
            <text:p text:style-name="P3"><text:span text:style-name="T3">E Eu te encherei</text:span></text:p>
            <text:p text:style-name="P3"><text:span text:style-name="T3">E Eu te encherei</text:span></text:p>
            <text:p text:style-name="P3"><text:span text:style-name="T3">Vai, vai, vai em pa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4" draw:layer="layout" svg:width="26.2cm" svg:height="19.363cm" svg:x="0.8cm" svg:y="0.837cm" presentation:class="subtitle" presentation:user-transformed="true">
          <draw:text-box>
            <text:p text:style-name="P3"><text:span text:style-name="T3">Deixa Eu te usar para curar</text:span></text:p>
            <text:p text:style-name="P3"><text:span text:style-name="T3">Deixa Eu te usar para salvar</text:span></text:p>
            <text:p text:style-name="P3"><text:span text:style-name="T3">Enquanto Eu te uso</text:span></text:p>
            <text:p text:style-name="P3"><text:span text:style-name="T3">Eu cuido de tudo</text:span></text:p>
            <text:p text:style-name="P3"><text:span text:style-name="T3">que te faz chorar [ 2x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29:36.383000000</meta:creation-date>
    <dc:date>2017-01-07T12:12:47.222323689</dc:date>
    <meta:editing-duration>PT3M55S</meta:editing-duration>
    <meta:editing-cycles>5</meta:editing-cycles>
    <meta:generator>LibreOffice/5.2.4.2.1$Linux_X86_64 LibreOffice_project/20m0$Build-2</meta:generator>
    <meta:document-statistic meta:object-count="45"/>
  </office:meta>
</office:document-meta>
</file>